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4a32" officeooo:paragraph-rsid="001a4a32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E 435 – Design Project Report</text:p>
      <text:p text:style-name="P1">Due Date: Monday, December 16<text:span text:style-name="T1">th</text:span> 2019 (demo due Friday, December 13th)</text:p>
      <text:p text:style-name="P1"/>
      <text:p text:style-name="P1">Tyrel Kostyk, tck290, 11216033</text:p>
      <text:p text:style-name="P1"/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6:52:07.555610723</meta:creation-date>
    <dc:date>2019-11-30T16:53:48.176713013</dc:date>
    <meta:editing-duration>PT1M42S</meta:editing-duration>
    <meta:editing-cycles>1</meta:editing-cycles>
    <meta:document-statistic meta:table-count="0" meta:image-count="0" meta:object-count="0" meta:page-count="1" meta:paragraph-count="3" meta:word-count="20" meta:character-count="130" meta:non-whitespace-character-count="112"/>
    <meta:generator>LibreOffice/5.3.6.1$Linux_X86_64 LibreOffice_project/30$Build-1</meta:generator>
  </office:meta>
</office:document-meta>
</file>